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3.057cm"/>
    </style:style>
    <style:style style:name="co4" style:family="table-column">
      <style:table-column-properties fo:break-before="auto" style:column-width="3.11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ouble" table:style-name="ta1" table:print="false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/>
          <table:table-cell table:style-name="ce1" office:value-type="string">
            <text:p>x=0</text:p>
          </table:table-cell>
          <table:table-cell table:style-name="ce1" office:value-type="string">
            <text:p>x=0</text:p>
          </table:table-cell>
          <table:table-cell table:style-name="ce1" office:value-type="string">
            <text:p>x=pi/4</text:p>
          </table:table-cell>
          <table:table-cell table:style-name="ce1" office:value-type="string">
            <text:p>x=pi/4</text:p>
          </table:table-cell>
          <table:table-cell table:style-name="ce1" office:value-type="string">
            <text:p>x=pi/4</text:p>
          </table:table-cell>
          <table:table-cell table:style-name="ce1" office:value-type="string">
            <text:p>x=pi/4</text:p>
          </table:table-cell>
          <table:table-cell table:style-name="ce1" office:value-type="string">
            <text:p>x=pi/4</text:p>
          </table:table-cell>
          <table:table-cell table:style-name="ce1" office:value-type="string">
            <text:p>x=pi/2</text:p>
          </table:table-cell>
          <table:table-cell table:style-name="ce1" office:value-type="string">
            <text:p>x=pi/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log10(h)</text:p>
          </table:table-cell>
          <table:table-cell table:number-columns-repeated="4" table:style-name="ce1" office:value-type="string">
            <text:p>różnica progresywna</text:p>
          </table:table-cell>
          <table:table-cell table:style-name="ce1" office:value-type="string">
            <text:p>różnica centralna</text:p>
          </table:table-cell>
          <table:table-cell table:number-columns-repeated="4" table:style-name="ce1" office:value-type="string">
            <text:p>różnica wsteczna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style-name="ce1" office:value-type="string">
            <text:p>dwupunktowa</text:p>
          </table:table-cell>
          <table:table-cell table:style-name="ce1" office:value-type="string">
            <text:p>trzypunktowa</text:p>
          </table:table-cell>
          <table:table-cell table:style-name="ce1" office:value-type="string">
            <text:p>dwupunktowa</text:p>
          </table:table-cell>
          <table:table-cell table:style-name="ce1" office:value-type="string">
            <text:p>trzypunktowa</text:p>
          </table:table-cell>
          <table:table-cell table:number-columns-repeated="2" table:style-name="ce1" office:value-type="string">
            <text:p>dwupunktowa</text:p>
          </table:table-cell>
          <table:table-cell table:style-name="ce1" office:value-type="string">
            <text:p>trzypunktowa</text:p>
          </table:table-cell>
          <table:table-cell table:style-name="ce1" office:value-type="string">
            <text:p>dwupunktowa</text:p>
          </table:table-cell>
          <table:table-cell table:style-name="ce1" office:value-type="string">
            <text:p>trzypunktowa</text:p>
          </table:table-cell>
          <table:table-cell table:number-columns-repeated="2"/>
        </table:table-row>
        <table:table-row table:style-name="ro2">
          <table:table-cell/>
          <table:table-cell office:value-type="float" office:value="-1">
            <text:p>-1</text:p>
          </table:table-cell>
          <table:table-cell office:value-type="float" office:value="-1.59192">
            <text:p>-1,59192</text:p>
          </table:table-cell>
          <table:table-cell office:value-type="float" office:value="-2.53314">
            <text:p>-2,53314</text:p>
          </table:table-cell>
          <table:table-cell office:value-type="float" office:value="-1.46664">
            <text:p>-1,46664</text:p>
          </table:table-cell>
          <table:table-cell office:value-type="float" office:value="-1.1437">
            <text:p>-1,1437</text:p>
          </table:table-cell>
          <table:table-cell office:value-type="float" office:value="-2.92888">
            <text:p>-2,92888</text:p>
          </table:table-cell>
          <table:table-cell office:value-type="float" office:value="-1.43766">
            <text:p>-1,43766</text:p>
          </table:table-cell>
          <table:table-cell office:value-type="float" office:value="-1.15818">
            <text:p>-1,15818</text:p>
          </table:table-cell>
          <table:table-cell office:value-type="float" office:value="-2.77837">
            <text:p>-2,77837</text:p>
          </table:table-cell>
          <table:table-cell office:value-type="float" office:value="-2.47864">
            <text:p>-2,478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-2">
            <text:p>-2</text:p>
          </table:table-cell>
          <table:table-cell office:value-type="float" office:value="-2.57066">
            <text:p>-2,57066</text:p>
          </table:table-cell>
          <table:table-cell office:value-type="float" office:value="-4.55001">
            <text:p>-4,55001</text:p>
          </table:table-cell>
          <table:table-cell office:value-type="float" office:value="-2.453">
            <text:p>-2,453</text:p>
          </table:table-cell>
          <table:table-cell office:value-type="float" office:value="-2.1498">
            <text:p>-2,1498</text:p>
          </table:table-cell>
          <table:table-cell office:value-type="float" office:value="-4.92867">
            <text:p>-4,92867</text:p>
          </table:table-cell>
          <table:table-cell office:value-type="float" office:value="-2.4501">
            <text:p>-2,4501</text:p>
          </table:table-cell>
          <table:table-cell office:value-type="float" office:value="-2.15124">
            <text:p>-2,15124</text:p>
          </table:table-cell>
          <table:table-cell office:value-type="float" office:value="-4.77815">
            <text:p>-4,77815</text:p>
          </table:table-cell>
          <table:table-cell office:value-type="float" office:value="-4.47714">
            <text:p>-4,477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-3">
            <text:p>-3</text:p>
          </table:table-cell>
          <table:table-cell office:value-type="float" office:value="-3.56862">
            <text:p>-3,56862</text:p>
          </table:table-cell>
          <table:table-cell office:value-type="float" office:value="-6.55187">
            <text:p>-6,55187</text:p>
          </table:table-cell>
          <table:table-cell office:value-type="float" office:value="-3.45169">
            <text:p>-3,45169</text:p>
          </table:table-cell>
          <table:table-cell office:value-type="float" office:value="-3.15044">
            <text:p>-3,15044</text:p>
          </table:table-cell>
          <table:table-cell office:value-type="float" office:value="-6.92867">
            <text:p>-6,92867</text:p>
          </table:table-cell>
          <table:table-cell office:value-type="float" office:value="-3.4514">
            <text:p>-3,4514</text:p>
          </table:table-cell>
          <table:table-cell office:value-type="float" office:value="-3.15059">
            <text:p>-3,15059</text:p>
          </table:table-cell>
          <table:table-cell office:value-type="float" office:value="-6.77815">
            <text:p>-6,77815</text:p>
          </table:table-cell>
          <table:table-cell office:value-type="float" office:value="-6.47712">
            <text:p>-6,47712</text:p>
          </table:table-cell>
          <table:table-cell table:number-columns-repeated="2"/>
        </table:table-row>
        <table:table-row table:style-name="ro2">
          <table:table-cell/>
          <table:table-cell office:value-type="float" office:value="-4">
            <text:p>-4</text:p>
          </table:table-cell>
          <table:table-cell office:value-type="float" office:value="-4.56842">
            <text:p>-4,56842</text:p>
          </table:table-cell>
          <table:table-cell office:value-type="float" office:value="-8.55178">
            <text:p>-8,55178</text:p>
          </table:table-cell>
          <table:table-cell office:value-type="float" office:value="-4.45156">
            <text:p>-4,45156</text:p>
          </table:table-cell>
          <table:table-cell office:value-type="float" office:value="-4.15051">
            <text:p>-4,15051</text:p>
          </table:table-cell>
          <table:table-cell office:value-type="float" office:value="-8.92864">
            <text:p>-8,92864</text:p>
          </table:table-cell>
          <table:table-cell office:value-type="float" office:value="-4.45153">
            <text:p>-4,45153</text:p>
          </table:table-cell>
          <table:table-cell office:value-type="float" office:value="-4.15052">
            <text:p>-4,15052</text:p>
          </table:table-cell>
          <table:table-cell office:value-type="float" office:value="-8.77812">
            <text:p>-8,77812</text:p>
          </table:table-cell>
          <table:table-cell office:value-type="float" office:value="-8.47714">
            <text:p>-8,477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-5">
            <text:p>-5</text:p>
          </table:table-cell>
          <table:table-cell office:value-type="float" office:value="-5.56839">
            <text:p>-5,56839</text:p>
          </table:table-cell>
          <table:table-cell office:value-type="float" office:value="-10.2993">
            <text:p>-10,2993</text:p>
          </table:table-cell>
          <table:table-cell office:value-type="float" office:value="-5.45155">
            <text:p>-5,45155</text:p>
          </table:table-cell>
          <table:table-cell office:value-type="float" office:value="-5.15051">
            <text:p>-5,15051</text:p>
          </table:table-cell>
          <table:table-cell office:value-type="float" office:value="-10.855">
            <text:p>-10,855</text:p>
          </table:table-cell>
          <table:table-cell office:value-type="float" office:value="-5.45154">
            <text:p>-5,45154</text:p>
          </table:table-cell>
          <table:table-cell office:value-type="float" office:value="-5.15052">
            <text:p>-5,15052</text:p>
          </table:table-cell>
          <table:table-cell office:value-type="float" office:value="-10.995">
            <text:p>-10,995</text:p>
          </table:table-cell>
          <table:table-cell office:value-type="float" office:value="-10.3992">
            <text:p>-10,39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-6">
            <text:p>-6</text:p>
          </table:table-cell>
          <table:table-cell office:value-type="float" office:value="-6.56849">
            <text:p>-6,56849</text:p>
          </table:table-cell>
          <table:table-cell office:value-type="float" office:value="-9.85843">
            <text:p>-9,85843</text:p>
          </table:table-cell>
          <table:table-cell office:value-type="float" office:value="-6.45155">
            <text:p>-6,45155</text:p>
          </table:table-cell>
          <table:table-cell office:value-type="float" office:value="-6.15055">
            <text:p>-6,15055</text:p>
          </table:table-cell>
          <table:table-cell office:value-type="float" office:value="-11.5434">
            <text:p>-11,5434</text:p>
          </table:table-cell>
          <table:table-cell office:value-type="float" office:value="-6.45155">
            <text:p>-6,45155</text:p>
          </table:table-cell>
          <table:table-cell office:value-type="float" office:value="-6.15052">
            <text:p>-6,15052</text:p>
          </table:table-cell>
          <table:table-cell office:value-type="float" office:value="-10.0839">
            <text:p>-10,0839</text:p>
          </table:table-cell>
          <table:table-cell office:value-type="float" office:value="-10.0865">
            <text:p>-10,0865</text:p>
          </table:table-cell>
          <table:table-cell table:number-columns-repeated="2"/>
        </table:table-row>
        <table:table-row table:style-name="ro2">
          <table:table-cell/>
          <table:table-cell office:value-type="float" office:value="-7">
            <text:p>-7</text:p>
          </table:table-cell>
          <table:table-cell office:value-type="float" office:value="-7.55189">
            <text:p>-7,55189</text:p>
          </table:table-cell>
          <table:table-cell office:value-type="float" office:value="-8.84901">
            <text:p>-8,84901</text:p>
          </table:table-cell>
          <table:table-cell office:value-type="float" office:value="-7.45288">
            <text:p>-7,45288</text:p>
          </table:table-cell>
          <table:table-cell office:value-type="float" office:value="-7.13999">
            <text:p>-7,13999</text:p>
          </table:table-cell>
          <table:table-cell office:value-type="float" office:value="-9.5522">
            <text:p>-9,5522</text:p>
          </table:table-cell>
          <table:table-cell office:value-type="float" office:value="-7.44603">
            <text:p>-7,44603</text:p>
          </table:table-cell>
          <table:table-cell office:value-type="float" office:value="-7.14337">
            <text:p>-7,14337</text:p>
          </table:table-cell>
          <table:table-cell office:value-type="float" office:value="-9.23369">
            <text:p>-9,23369</text:p>
          </table:table-cell>
          <table:table-cell office:value-type="float" office:value="-9.23368">
            <text:p>-9,233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-8">
            <text:p>-8</text:p>
          </table:table-cell>
          <table:table-cell table:number-columns-repeated="2" office:value-type="float" office:value="-8.51926">
            <text:p>-8,51926</text:p>
          </table:table-cell>
          <table:table-cell office:value-type="float" office:value="-7.84917">
            <text:p>-7,84917</text:p>
          </table:table-cell>
          <table:table-cell office:value-type="float" office:value="-8.0941">
            <text:p>-8,0941</text:p>
          </table:table-cell>
          <table:table-cell office:value-type="float" office:value="-8.51566">
            <text:p>-8,51566</text:p>
          </table:table-cell>
          <table:table-cell office:value-type="float" office:value="-8.0941">
            <text:p>-8,0941</text:p>
          </table:table-cell>
          <table:table-cell office:value-type="float" office:value="-7.51137">
            <text:p>-7,51137</text:p>
          </table:table-cell>
          <table:table-cell table:number-columns-repeated="2" office:value-type="float" office:value="-8.21628">
            <text:p>-8,216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-9">
            <text:p>-9</text:p>
          </table:table-cell>
          <table:table-cell table:number-columns-repeated="2" office:value-type="float" office:value="-6.88538">
            <text:p>-6,88538</text:p>
          </table:table-cell>
          <table:table-cell office:value-type="float" office:value="-7.43941">
            <text:p>-7,43941</text:p>
          </table:table-cell>
          <table:table-cell office:value-type="float" office:value="-6.73122">
            <text:p>-6,73122</text:p>
          </table:table-cell>
          <table:table-cell office:value-type="float" office:value="-7.71774">
            <text:p>-7,71774</text:p>
          </table:table-cell>
          <table:table-cell office:value-type="float" office:value="-7.12688">
            <text:p>-7,12688</text:p>
          </table:table-cell>
          <table:table-cell office:value-type="float" office:value="-7.43941">
            <text:p>-7,43941</text:p>
          </table:table-cell>
          <table:table-cell table:number-columns-repeated="2" office:value-type="float" office:value="-7.08228">
            <text:p>-7,082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-10">
            <text:p>-10</text:p>
          </table:table-cell>
          <table:table-cell table:number-columns-repeated="2" office:value-type="float" office:value="-6.45315">
            <text:p>-6,45315</text:p>
          </table:table-cell>
          <table:table-cell office:value-type="float" office:value="-6.73122">
            <text:p>-6,73122</text:p>
          </table:table-cell>
          <table:table-cell office:value-type="float" office:value="-5.88742">
            <text:p>-5,88742</text:p>
          </table:table-cell>
          <table:table-cell table:number-columns-repeated="3" office:value-type="float" office:value="-6.73122">
            <text:p>-6,73122</text:p>
          </table:table-cell>
          <table:table-cell table:number-columns-repeated="2" office:value-type="float" office:value="-7.08228">
            <text:p>-7,082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-11">
            <text:p>-11</text:p>
          </table:table-cell>
          <table:table-cell table:number-columns-repeated="2" office:value-type="float" office:value="-6.45315">
            <text:p>-6,45315</text:p>
          </table:table-cell>
          <table:table-cell office:value-type="float" office:value="-5.2704">
            <text:p>-5,2704</text:p>
          </table:table-cell>
          <table:table-cell office:value-type="float" office:value="-5.24133">
            <text:p>-5,24133</text:p>
          </table:table-cell>
          <table:table-cell office:value-type="float" office:value="-6.73122">
            <text:p>-6,73122</text:p>
          </table:table-cell>
          <table:table-cell office:value-type="float" office:value="-5.24133">
            <text:p>-5,24133</text:p>
          </table:table-cell>
          <table:table-cell office:value-type="float" office:value="-6.73122">
            <text:p>-6,73122</text:p>
          </table:table-cell>
          <table:table-cell table:number-columns-repeated="2" office:value-type="float" office:value="-7.08228">
            <text:p>-7,082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-12">
            <text:p>-12</text:p>
          </table:table-cell>
          <table:table-cell table:number-columns-repeated="2" office:value-type="float" office:value="-4.10753">
            <text:p>-4,10753</text:p>
          </table:table-cell>
          <table:table-cell office:value-type="float" office:value="-5.24133">
            <text:p>-5,24133</text:p>
          </table:table-cell>
          <table:table-cell office:value-type="float" office:value="-3.93271">
            <text:p>-3,93271</text:p>
          </table:table-cell>
          <table:table-cell table:number-columns-repeated="3" office:value-type="float" office:value="-5.24133">
            <text:p>-5,24133</text:p>
          </table:table-cell>
          <table:table-cell table:number-columns-repeated="2" office:value-type="float" office:value="-4.0511">
            <text:p>-4,05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-13">
            <text:p>-13</text:p>
          </table:table-cell>
          <table:table-cell table:number-columns-repeated="2" office:value-type="float" office:value="-4.10753">
            <text:p>-4,10753</text:p>
          </table:table-cell>
          <table:table-cell office:value-type="float" office:value="-3.97763">
            <text:p>-3,97763</text:p>
          </table:table-cell>
          <table:table-cell office:value-type="float" office:value="-2.91524">
            <text:p>-2,91524</text:p>
          </table:table-cell>
          <table:table-cell table:number-columns-repeated="3" office:value-type="float" office:value="-3.97763">
            <text:p>-3,97763</text:p>
          </table:table-cell>
          <table:table-cell table:number-columns-repeated="2" office:value-type="float" office:value="-3.0973">
            <text:p>-3,0973</text:p>
          </table:table-cell>
          <table:table-cell table:number-columns-repeated="2"/>
        </table:table-row>
        <table:table-row table:style-name="ro2">
          <table:table-cell/>
          <table:table-cell office:value-type="float" office:value="-14">
            <text:p>-14</text:p>
          </table:table-cell>
          <table:table-cell table:number-columns-repeated="2" office:value-type="float" office:value="-2.63855">
            <text:p>-2,63855</text:p>
          </table:table-cell>
          <table:table-cell office:value-type="float" office:value="-2.46395">
            <text:p>-2,46395</text:p>
          </table:table-cell>
          <table:table-cell office:value-type="float" office:value="-1.72657">
            <text:p>-1,72657</text:p>
          </table:table-cell>
          <table:table-cell office:value-type="float" office:value="-2.67466">
            <text:p>-2,67466</text:p>
          </table:table-cell>
          <table:table-cell office:value-type="float" office:value="-2.11542">
            <text:p>-2,11542</text:p>
          </table:table-cell>
          <table:table-cell office:value-type="float" office:value="-2.46395">
            <text:p>-2,46395</text:p>
          </table:table-cell>
          <table:table-cell table:number-columns-repeated="2" office:value-type="float" office:value="-3.0973">
            <text:p>-3,0973</text:p>
          </table:table-cell>
          <table:table-cell table:number-columns-repeated="2"/>
        </table:table-row>
        <table:table-row table:style-name="ro2">
          <table:table-cell/>
          <table:table-cell office:value-type="float" office:value="-15">
            <text:p>-15</text:p>
          </table:table-cell>
          <table:table-cell office:value-type="float" office:value="-0.802086">
            <text:p>-0,802086</text:p>
          </table:table-cell>
          <table:table-cell office:value-type="float" office:value="-0.570648">
            <text:p>-0,570648</text:p>
          </table:table-cell>
          <table:table-cell office:value-type="float" office:value="-1.1546">
            <text:p>-1,1546</text:p>
          </table:table-cell>
          <table:table-cell office:value-type="float" office:value="-0.580015">
            <text:p>-0,580015</text:p>
          </table:table-cell>
          <table:table-cell office:value-type="float" office:value="-1.83749">
            <text:p>-1,83749</text:p>
          </table:table-cell>
          <table:table-cell office:value-type="float" office:value="-1.3875">
            <text:p>-1,3875</text:p>
          </table:table-cell>
          <table:table-cell office:value-type="float" office:value="-0.626017">
            <text:p>-0,626017</text:p>
          </table:table-cell>
          <table:table-cell table:number-columns-repeated="2" office:value-type="float" office:value="-0.957728">
            <text:p>-0,9577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-16">
            <text:p>-16</text:p>
          </table:table-cell>
          <table:table-cell table:number-columns-repeated="2" office:value-type="float" office:value="-0.0749609">
            <text:p>-0,0749609</text:p>
          </table:table-cell>
          <table:table-cell office:value-type="float" office:value="-0.39457">
            <text:p>-0,39457</text:p>
          </table:table-cell>
          <table:table-cell office:value-type="float" office:value="-0.150515">
            <text:p>-0,150515</text:p>
          </table:table-cell>
          <table:table-cell office:value-type="float" office:value="-0.81817">
            <text:p>-0,81817</text:p>
          </table:table-cell>
          <table:table-cell office:value-type="float" office:value="-0.150515">
            <text:p>-0,150515</text:p>
          </table:table-cell>
          <table:table-cell office:value-type="float" office:value="-0.0185313">
            <text:p>-0,0185313</text:p>
          </table:table-cell>
          <table:table-cell office:value-type="float" office:value="0">
            <text:p>0</text:p>
          </table:table-cell>
          <table:table-cell table:style-name="ce2" office:value-type="float" office:value="-4.82164E-017">
            <text:p>-4,82E-017</text:p>
          </table:table-cell>
          <table:table-cell table:number-columns-repeated="2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number-columns-repeated="2"/>
          <table:table-cell>
            <draw:frame table:end-cell-address="double.K69" table:end-x="2.301cm" table:end-y="0.227cm" draw:z-index="0" draw:style-name="gr1" draw:text-style-name="P1" svg:width="28.93cm" svg:height="20.456cm" svg:x="0.112cm" svg:y="0.094cm">
              <draw:object draw:notify-on-update-of-ranges="double.B4:double.B19 double.C1:double.C3 double.C4:double.C19 double.B4:double.B19 double.D1:double.D3 double.D4:double.D19 double.B4:double.B19 double.E1:double.E3 double.E4:double.E19 double.B4:double.B19 double.F1:double.F3 double.F4:double.F19 double.B4:double.B19 double.G1:double.G3 double.G4:double.G19 double.B4:double.B19 double.H1:double.H3 double.H4:double.H19 double.B4:double.B19 double.I1:double.I3 double.I4:double.I19 double.B4:double.B19 double.J1:double.J3 double.J4:double.J19 double.B4:double.B19 double.K1:double.K3 double.K4:double.K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"/>
        </table:table-row>
      </table:table>
      <table:table table:name="float" table:style-name="ta1" table:print="false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/>
          <table:table-cell table:style-name="ce1" office:value-type="string">
            <text:p>x=0</text:p>
          </table:table-cell>
          <table:table-cell table:style-name="ce1" office:value-type="string">
            <text:p>x=0</text:p>
          </table:table-cell>
          <table:table-cell table:style-name="ce1" office:value-type="string">
            <text:p>x=pi/4</text:p>
          </table:table-cell>
          <table:table-cell table:style-name="ce1" office:value-type="string">
            <text:p>x=pi/4</text:p>
          </table:table-cell>
          <table:table-cell table:style-name="ce1" office:value-type="string">
            <text:p>x=pi/4</text:p>
          </table:table-cell>
          <table:table-cell table:style-name="ce1" office:value-type="string">
            <text:p>x=pi/4</text:p>
          </table:table-cell>
          <table:table-cell table:style-name="ce1" office:value-type="string">
            <text:p>x=pi/4</text:p>
          </table:table-cell>
          <table:table-cell table:style-name="ce1" office:value-type="string">
            <text:p>x=pi/2</text:p>
          </table:table-cell>
          <table:table-cell table:style-name="ce1" office:value-type="string">
            <text:p>x=pi/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log10(h)</text:p>
          </table:table-cell>
          <table:table-cell table:number-columns-repeated="4" table:style-name="ce1" office:value-type="string">
            <text:p>różnica progresywna</text:p>
          </table:table-cell>
          <table:table-cell table:style-name="ce1" office:value-type="string">
            <text:p>różnica centralna</text:p>
          </table:table-cell>
          <table:table-cell table:number-columns-repeated="4" table:style-name="ce1" office:value-type="string">
            <text:p>różnica wsteczna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style-name="ce1" office:value-type="string">
            <text:p>dwupunktowa</text:p>
          </table:table-cell>
          <table:table-cell table:style-name="ce1" office:value-type="string">
            <text:p>trzypunktowa</text:p>
          </table:table-cell>
          <table:table-cell table:style-name="ce1" office:value-type="string">
            <text:p>dwupunktowa</text:p>
          </table:table-cell>
          <table:table-cell table:style-name="ce1" office:value-type="string">
            <text:p>trzypunktowa</text:p>
          </table:table-cell>
          <table:table-cell table:number-columns-repeated="2" table:style-name="ce1" office:value-type="string">
            <text:p>dwupunktowa</text:p>
          </table:table-cell>
          <table:table-cell table:style-name="ce1" office:value-type="string">
            <text:p>trzypunktowa</text:p>
          </table:table-cell>
          <table:table-cell table:style-name="ce1" office:value-type="string">
            <text:p>dwupunktowa</text:p>
          </table:table-cell>
          <table:table-cell table:style-name="ce1" office:value-type="string">
            <text:p>trzypunktowa</text:p>
          </table:table-cell>
          <table:table-cell table:number-columns-repeated="2"/>
        </table:table-row>
        <table:table-row table:style-name="ro2">
          <table:table-cell/>
          <table:table-cell office:value-type="float" office:value="-1">
            <text:p>-1</text:p>
          </table:table-cell>
          <table:table-cell office:value-type="float" office:value="-1.59191">
            <text:p>-1,59191</text:p>
          </table:table-cell>
          <table:table-cell office:value-type="float" office:value="-2.53311">
            <text:p>-2,53311</text:p>
          </table:table-cell>
          <table:table-cell office:value-type="float" office:value="-1.46664">
            <text:p>-1,46664</text:p>
          </table:table-cell>
          <table:table-cell office:value-type="float" office:value="-1.1437">
            <text:p>-1,1437</text:p>
          </table:table-cell>
          <table:table-cell office:value-type="float" office:value="-2.92887">
            <text:p>-2,92887</text:p>
          </table:table-cell>
          <table:table-cell office:value-type="float" office:value="-1.43766">
            <text:p>-1,43766</text:p>
          </table:table-cell>
          <table:table-cell office:value-type="float" office:value="-1.15818">
            <text:p>-1,15818</text:p>
          </table:table-cell>
          <table:table-cell office:value-type="float" office:value="-2.77843">
            <text:p>-2,77843</text:p>
          </table:table-cell>
          <table:table-cell office:value-type="float" office:value="-2.47862">
            <text:p>-2,47862</text:p>
          </table:table-cell>
          <table:table-cell table:number-columns-repeated="2"/>
        </table:table-row>
        <table:table-row table:style-name="ro2">
          <table:table-cell/>
          <table:table-cell office:value-type="float" office:value="-2">
            <text:p>-2</text:p>
          </table:table-cell>
          <table:table-cell office:value-type="float" office:value="-2.57093">
            <text:p>-2,57093</text:p>
          </table:table-cell>
          <table:table-cell office:value-type="float" office:value="-4.56196">
            <text:p>-4,56196</text:p>
          </table:table-cell>
          <table:table-cell office:value-type="float" office:value="-2.45301">
            <text:p>-2,45301</text:p>
          </table:table-cell>
          <table:table-cell office:value-type="float" office:value="-2.15033">
            <text:p>-2,15033</text:p>
          </table:table-cell>
          <table:table-cell office:value-type="float" office:value="-4.96227">
            <text:p>-4,96227</text:p>
          </table:table-cell>
          <table:table-cell office:value-type="float" office:value="-2.45033">
            <text:p>-2,45033</text:p>
          </table:table-cell>
          <table:table-cell office:value-type="float" office:value="-2.15112">
            <text:p>-2,15112</text:p>
          </table:table-cell>
          <table:table-cell office:value-type="float" office:value="-4.7549">
            <text:p>-4,7549</text:p>
          </table:table-cell>
          <table:table-cell office:value-type="float" office:value="-4.49072">
            <text:p>-4,49072</text:p>
          </table:table-cell>
          <table:table-cell table:number-columns-repeated="2"/>
        </table:table-row>
        <table:table-row table:style-name="ro2">
          <table:table-cell/>
          <table:table-cell office:value-type="float" office:value="-3">
            <text:p>-3</text:p>
          </table:table-cell>
          <table:table-cell office:value-type="float" office:value="-3.57529">
            <text:p>-3,57529</text:p>
          </table:table-cell>
          <table:table-cell office:value-type="float" office:value="-4.49313">
            <text:p>-4,49313</text:p>
          </table:table-cell>
          <table:table-cell office:value-type="float" office:value="-3.46748">
            <text:p>-3,46748</text:p>
          </table:table-cell>
          <table:table-cell office:value-type="float" office:value="-3.10146">
            <text:p>-3,10146</text:p>
          </table:table-cell>
          <table:table-cell office:value-type="float" office:value="-4.77447">
            <text:p>-4,77447</text:p>
          </table:table-cell>
          <table:table-cell office:value-type="float" office:value="-3.42662">
            <text:p>-3,42662</text:p>
          </table:table-cell>
          <table:table-cell office:value-type="float" office:value="-3.1203">
            <text:p>-3,1203</text:p>
          </table:table-cell>
          <table:table-cell office:value-type="float" office:value="-4.33151">
            <text:p>-4,33151</text:p>
          </table:table-cell>
          <table:table-cell office:value-type="float" office:value="-4.32599">
            <text:p>-4,32599</text:p>
          </table:table-cell>
          <table:table-cell table:number-columns-repeated="2"/>
        </table:table-row>
        <table:table-row table:style-name="ro2">
          <table:table-cell/>
          <table:table-cell office:value-type="float" office:value="-4">
            <text:p>-4</text:p>
          </table:table-cell>
          <table:table-cell table:number-columns-repeated="2" office:value-type="float" office:value="-3.83361">
            <text:p>-3,83361</text:p>
          </table:table-cell>
          <table:table-cell office:value-type="float" office:value="-3.39748">
            <text:p>-3,39748</text:p>
          </table:table-cell>
          <table:table-cell office:value-type="float" office:value="-3.70858">
            <text:p>-3,70858</text:p>
          </table:table-cell>
          <table:table-cell office:value-type="float" office:value="-3.9897">
            <text:p>-3,9897</text:p>
          </table:table-cell>
          <table:table-cell office:value-type="float" office:value="-3.70858">
            <text:p>-3,70858</text:p>
          </table:table-cell>
          <table:table-cell office:value-type="float" office:value="-3.15587">
            <text:p>-3,15587</text:p>
          </table:table-cell>
          <table:table-cell table:number-columns-repeated="2" office:value-type="float" office:value="-3.77974">
            <text:p>-3,77974</text:p>
          </table:table-cell>
          <table:table-cell table:number-columns-repeated="2"/>
        </table:table-row>
        <table:table-row table:style-name="ro2">
          <table:table-cell/>
          <table:table-cell office:value-type="float" office:value="-5">
            <text:p>-5</text:p>
          </table:table-cell>
          <table:table-cell table:number-columns-repeated="2" office:value-type="float" office:value="-2.98074">
            <text:p>-2,98074</text:p>
          </table:table-cell>
          <table:table-cell office:value-type="float" office:value="-2.65984">
            <text:p>-2,65984</text:p>
          </table:table-cell>
          <table:table-cell office:value-type="float" office:value="-2.08889">
            <text:p>-2,08889</text:p>
          </table:table-cell>
          <table:table-cell table:number-columns-repeated="3" office:value-type="float" office:value="-2.65984">
            <text:p>-2,65984</text:p>
          </table:table-cell>
          <table:table-cell office:value-type="float" office:value="-2.86705">
            <text:p>-2,86705</text:p>
          </table:table-cell>
          <table:table-cell office:value-type="float" office:value="-2.86701">
            <text:p>-2,867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-6">
            <text:p>-6</text:p>
          </table:table-cell>
          <table:table-cell table:number-columns-repeated="2" office:value-type="float" office:value="-1.17646">
            <text:p>-1,17646</text:p>
          </table:table-cell>
          <table:table-cell table:number-columns-repeated="4" office:value-type="float" office:value="-2.08889">
            <text:p>-2,08889</text:p>
          </table:table-cell>
          <table:table-cell office:value-type="float" office:value="-1.42077">
            <text:p>-1,42077</text:p>
          </table:table-cell>
          <table:table-cell table:number-columns-repeated="2" office:value-type="float" office:value="-1.33418">
            <text:p>-1,334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-7">
            <text:p>-7</text:p>
          </table:table-cell>
          <table:table-cell office:value-type="float" office:value="-0.610082">
            <text:p>-0,610082</text:p>
          </table:table-cell>
          <table:table-cell office:value-type="float" office:value="-0.0749609">
            <text:p>-0,0749609</text:p>
          </table:table-cell>
          <table:table-cell office:value-type="float" office:value="-0.954441">
            <text:p>-0,954441</text:p>
          </table:table-cell>
          <table:table-cell office:value-type="float" office:value="-0.314271">
            <text:p>-0,314271</text:p>
          </table:table-cell>
          <table:table-cell table:number-columns-repeated="2" office:value-type="float" office:value="-0.954441">
            <text:p>-0,954441</text:p>
          </table:table-cell>
          <table:table-cell office:value-type="float" office:value="-0.150515">
            <text:p>-0,150515</text:p>
          </table:table-cell>
          <table:table-cell table:number-columns-repeated="2" office:value-type="float" office:value="-0.716488">
            <text:p>-0,716488</text:p>
          </table:table-cell>
          <table:table-cell table:number-columns-repeated="2"/>
        </table:table-row>
        <table:table-row table:style-name="ro2" table:number-rows-repeated="13">
          <table:table-cell table:number-columns-repeated="13"/>
        </table:table-row>
        <table:table-row table:style-name="ro2">
          <table:table-cell table:number-columns-repeated="2"/>
          <table:table-cell>
            <draw:frame table:end-cell-address="float.K69" table:end-x="2.301cm" table:end-y="0.227cm" draw:z-index="0" draw:style-name="gr1" draw:text-style-name="P1" svg:width="28.93cm" svg:height="20.456cm" svg:x="0.112cm" svg:y="0.094cm">
              <draw:object draw:notify-on-update-of-ranges="float.B4:float.B19 float.C1:float.C3 float.C4:float.C19 float.B4:float.B19 float.D1:float.D3 float.D4:float.D19 float.B4:float.B19 float.E1:float.E3 float.E4:float.E19 float.B4:float.B19 float.F1:float.F3 float.F4:float.F19 float.B4:float.B19 float.G1:float.G3 float.G4:float.G19 float.B4:float.B19 float.H1:float.H3 float.H4:float.H19 float.B4:float.B19 float.I1:float.I3 float.I4:float.I19 float.B4:float.B19 float.J1:float.J3 float.J4:float.J19 float.B4:float.B19 float.K1:float.K3 float.K4:float.K1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13.06.2016</text:date>, <text:time>23:46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21:13:40.83</meta:creation-date>
    <dc:date>2016-06-13T23:46:40.50</dc:date>
    <meta:editing-duration>PT16M21S</meta:editing-duration>
    <meta:editing-cycles>2</meta:editing-cycles>
    <meta:generator>OpenOffice/4.1.2$Win32 OpenOffice.org_project/412m3$Build-9782</meta:generator>
    <meta:document-statistic meta:table-count="2" meta:cell-count="2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20" chart:maximum="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931cm" svg:height="20.457cm" xlink:href=".." xlink:type="simple" chart:class="chart:scatter" chart:style-name="ch1">
        <chart:legend chart:legend-position="end" svg:x="21.211cm" svg:y="7.82cm" style:legend-expansion="high" chart:style-name="ch2"/>
        <chart:plot-area chart:style-name="ch3" table:cell-range-address="double.B4:double.K19 double.C1:double.K3" chart:data-source-has-labels="row" svg:x="1.616cm" svg:y="1.771cm" svg:width="18.439cm" svg:height="17.269cm">
          <chartooo:coordinate-region svg:x="1.709cm" svg:y="1.983cm" svg:width="18.106cm" svg:height="16.845cm"/>
          <chart:axis chart:dimension="x" chart:name="primary-x" chart:style-name="ch4">
            <chart:title svg:x="10.169cm" svg:y="19.45cm" chart:style-name="ch5">
              <text:p>log10(h)</text:p>
            </chart:title>
            <chart:grid chart:style-name="ch6" chart:class="major"/>
          </chart:axis>
          <chart:axis chart:dimension="y" chart:name="primary-y" chart:style-name="ch7">
            <chart:title svg:x="0.451cm" svg:y="11.732cm" chart:style-name="ch8">
              <text:p>błąd bezwzględny</text:p>
            </chart:title>
            <chart:grid chart:style-name="ch6" chart:class="major"/>
          </chart:axis>
          <chart:series chart:style-name="ch9" chart:values-cell-range-address="double.C4:double.C19" chart:label-cell-address="double.C1:double.C3" chart:class="chart:scatter">
            <chart:domain table:cell-range-address="double.B4:double.B19"/>
            <chart:data-point chart:repeated="16"/>
          </chart:series>
          <chart:series chart:style-name="ch10" chart:values-cell-range-address="double.D4:double.D19" chart:label-cell-address="double.D1:double.D3" chart:class="chart:scatter">
            <chart:data-point chart:repeated="16"/>
          </chart:series>
          <chart:series chart:style-name="ch11" chart:values-cell-range-address="double.E4:double.E19" chart:label-cell-address="double.E1:double.E3" chart:class="chart:scatter">
            <chart:data-point chart:repeated="16"/>
          </chart:series>
          <chart:series chart:style-name="ch12" chart:values-cell-range-address="double.F4:double.F19" chart:label-cell-address="double.F1:double.F3" chart:class="chart:scatter">
            <chart:data-point chart:repeated="16"/>
          </chart:series>
          <chart:series chart:style-name="ch13" chart:values-cell-range-address="double.G4:double.G19" chart:label-cell-address="double.G1:double.G3" chart:class="chart:scatter">
            <chart:data-point chart:repeated="16"/>
          </chart:series>
          <chart:series chart:style-name="ch14" chart:values-cell-range-address="double.H4:double.H19" chart:label-cell-address="double.H1:double.H3" chart:class="chart:scatter">
            <chart:data-point chart:repeated="16"/>
          </chart:series>
          <chart:series chart:style-name="ch15" chart:values-cell-range-address="double.I4:double.I19" chart:label-cell-address="double.I1:double.I3" chart:class="chart:scatter">
            <chart:data-point chart:repeated="16"/>
          </chart:series>
          <chart:series chart:style-name="ch16" chart:values-cell-range-address="double.J4:double.J19" chart:label-cell-address="double.J1:double.J3" chart:class="chart:scatter">
            <chart:data-point chart:repeated="16"/>
          </chart:series>
          <chart:series chart:style-name="ch17" chart:values-cell-range-address="double.K4:double.K19" chart:label-cell-address="double.K1:double.K3" chart:class="chart:scatter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x=0 różnica progresywna dwupunktowa</text:p>
                <text:list>
                  <text:list-item>
                    <text:p>x=0</text:p>
                  </text:list-item>
                  <text:list-item>
                    <text:p>różnica progresywna</text:p>
                  </text:list-item>
                  <text:list-item>
                    <text:p>dwupunktowa</text:p>
                  </text:list-item>
                </text:list>
                <draw:g>
                  <svg:desc>double.C1:double.C3</svg:desc>
                </draw:g>
              </table:table-cell>
              <table:table-cell office:value-type="string">
                <text:p>x=0 różnica progresywna trzypunktowa</text:p>
                <text:list>
                  <text:list-item>
                    <text:p>x=0</text:p>
                  </text:list-item>
                  <text:list-item>
                    <text:p>różnica progresywna</text:p>
                  </text:list-item>
                  <text:list-item>
                    <text:p>trzypunktowa</text:p>
                  </text:list-item>
                </text:list>
                <draw:g>
                  <svg:desc>double.D1:double.D3</svg:desc>
                </draw:g>
              </table:table-cell>
              <table:table-cell office:value-type="string">
                <text:p>x=pi/4 różnica progresywna dwupunktowa</text:p>
                <text:list>
                  <text:list-item>
                    <text:p>x=pi/4</text:p>
                  </text:list-item>
                  <text:list-item>
                    <text:p>różnica progresywna</text:p>
                  </text:list-item>
                  <text:list-item>
                    <text:p>dwupunktowa</text:p>
                  </text:list-item>
                </text:list>
                <draw:g>
                  <svg:desc>double.E1:double.E3</svg:desc>
                </draw:g>
              </table:table-cell>
              <table:table-cell office:value-type="string">
                <text:p>x=pi/4 różnica progresywna trzypunktowa</text:p>
                <text:list>
                  <text:list-item>
                    <text:p>x=pi/4</text:p>
                  </text:list-item>
                  <text:list-item>
                    <text:p>różnica progresywna</text:p>
                  </text:list-item>
                  <text:list-item>
                    <text:p>trzypunktowa</text:p>
                  </text:list-item>
                </text:list>
                <draw:g>
                  <svg:desc>double.F1:double.F3</svg:desc>
                </draw:g>
              </table:table-cell>
              <table:table-cell office:value-type="string">
                <text:p>x=pi/4 różnica centralna dwupunktowa</text:p>
                <text:list>
                  <text:list-item>
                    <text:p>x=pi/4</text:p>
                  </text:list-item>
                  <text:list-item>
                    <text:p>różnica centralna</text:p>
                  </text:list-item>
                  <text:list-item>
                    <text:p>dwupunktowa</text:p>
                  </text:list-item>
                </text:list>
                <draw:g>
                  <svg:desc>double.G1:double.G3</svg:desc>
                </draw:g>
              </table:table-cell>
              <table:table-cell office:value-type="string">
                <text:p>x=pi/4 różnica wsteczna dwupunktowa</text:p>
                <text:list>
                  <text:list-item>
                    <text:p>x=pi/4</text:p>
                  </text:list-item>
                  <text:list-item>
                    <text:p>różnica wsteczna</text:p>
                  </text:list-item>
                  <text:list-item>
                    <text:p>dwupunktowa</text:p>
                  </text:list-item>
                </text:list>
                <draw:g>
                  <svg:desc>double.H1:double.H3</svg:desc>
                </draw:g>
              </table:table-cell>
              <table:table-cell office:value-type="string">
                <text:p>x=pi/4 różnica wsteczna trzypunktowa</text:p>
                <text:list>
                  <text:list-item>
                    <text:p>x=pi/4</text:p>
                  </text:list-item>
                  <text:list-item>
                    <text:p>różnica wsteczna</text:p>
                  </text:list-item>
                  <text:list-item>
                    <text:p>trzypunktowa</text:p>
                  </text:list-item>
                </text:list>
                <draw:g>
                  <svg:desc>double.I1:double.I3</svg:desc>
                </draw:g>
              </table:table-cell>
              <table:table-cell office:value-type="string">
                <text:p>x=pi/2 różnica wsteczna dwupunktowa</text:p>
                <text:list>
                  <text:list-item>
                    <text:p>x=pi/2</text:p>
                  </text:list-item>
                  <text:list-item>
                    <text:p>różnica wsteczna</text:p>
                  </text:list-item>
                  <text:list-item>
                    <text:p>dwupunktowa</text:p>
                  </text:list-item>
                </text:list>
                <draw:g>
                  <svg:desc>double.J1:double.J3</svg:desc>
                </draw:g>
              </table:table-cell>
              <table:table-cell office:value-type="string">
                <text:p>x=pi/2 różnica wsteczna trzypunktowa</text:p>
                <text:list>
                  <text:list-item>
                    <text:p>x=pi/2</text:p>
                  </text:list-item>
                  <text:list-item>
                    <text:p>różnica wsteczna</text:p>
                  </text:list-item>
                  <text:list-item>
                    <text:p>trzypunktowa</text:p>
                  </text:list-item>
                </text:list>
                <draw:g>
                  <svg:desc>double.K1:double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uble.B4:double.B19</svg:desc>
                </draw:g>
              </table:table-cell>
              <table:table-cell office:value-type="float" office:value="-1.59192">
                <text:p>-1.59192</text:p>
                <draw:g>
                  <svg:desc>double.C4:double.C19</svg:desc>
                </draw:g>
              </table:table-cell>
              <table:table-cell office:value-type="float" office:value="-2.53314">
                <text:p>-2.53314</text:p>
                <draw:g>
                  <svg:desc>double.D4:double.D19</svg:desc>
                </draw:g>
              </table:table-cell>
              <table:table-cell office:value-type="float" office:value="-1.46664">
                <text:p>-1.46664</text:p>
                <draw:g>
                  <svg:desc>double.E4:double.E19</svg:desc>
                </draw:g>
              </table:table-cell>
              <table:table-cell office:value-type="float" office:value="-1.1437">
                <text:p>-1.1437</text:p>
                <draw:g>
                  <svg:desc>double.F4:double.F19</svg:desc>
                </draw:g>
              </table:table-cell>
              <table:table-cell office:value-type="float" office:value="-2.92888">
                <text:p>-2.92888</text:p>
                <draw:g>
                  <svg:desc>double.G4:double.G19</svg:desc>
                </draw:g>
              </table:table-cell>
              <table:table-cell office:value-type="float" office:value="-1.43766">
                <text:p>-1.43766</text:p>
                <draw:g>
                  <svg:desc>double.H4:double.H19</svg:desc>
                </draw:g>
              </table:table-cell>
              <table:table-cell office:value-type="float" office:value="-1.15818">
                <text:p>-1.15818</text:p>
                <draw:g>
                  <svg:desc>double.I4:double.I19</svg:desc>
                </draw:g>
              </table:table-cell>
              <table:table-cell office:value-type="float" office:value="-2.77837">
                <text:p>-2.77837</text:p>
                <draw:g>
                  <svg:desc>double.J4:double.J19</svg:desc>
                </draw:g>
              </table:table-cell>
              <table:table-cell office:value-type="float" office:value="-2.47864">
                <text:p>-2.47864</text:p>
                <draw:g>
                  <svg:desc>double.K4:double.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2.57066">
                <text:p>-2.57066</text:p>
              </table:table-cell>
              <table:table-cell office:value-type="float" office:value="-4.55001">
                <text:p>-4.55001</text:p>
              </table:table-cell>
              <table:table-cell office:value-type="float" office:value="-2.453">
                <text:p>-2.453</text:p>
              </table:table-cell>
              <table:table-cell office:value-type="float" office:value="-2.1498">
                <text:p>-2.1498</text:p>
              </table:table-cell>
              <table:table-cell office:value-type="float" office:value="-4.92867">
                <text:p>-4.92867</text:p>
              </table:table-cell>
              <table:table-cell office:value-type="float" office:value="-2.4501">
                <text:p>-2.4501</text:p>
              </table:table-cell>
              <table:table-cell office:value-type="float" office:value="-2.15124">
                <text:p>-2.15124</text:p>
              </table:table-cell>
              <table:table-cell office:value-type="float" office:value="-4.77815">
                <text:p>-4.77815</text:p>
              </table:table-cell>
              <table:table-cell office:value-type="float" office:value="-4.47714">
                <text:p>-4.47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3.56862">
                <text:p>-3.56862</text:p>
              </table:table-cell>
              <table:table-cell office:value-type="float" office:value="-6.55187">
                <text:p>-6.55187</text:p>
              </table:table-cell>
              <table:table-cell office:value-type="float" office:value="-3.45169">
                <text:p>-3.45169</text:p>
              </table:table-cell>
              <table:table-cell office:value-type="float" office:value="-3.15044">
                <text:p>-3.15044</text:p>
              </table:table-cell>
              <table:table-cell office:value-type="float" office:value="-6.92867">
                <text:p>-6.92867</text:p>
              </table:table-cell>
              <table:table-cell office:value-type="float" office:value="-3.4514">
                <text:p>-3.4514</text:p>
              </table:table-cell>
              <table:table-cell office:value-type="float" office:value="-3.15059">
                <text:p>-3.15059</text:p>
              </table:table-cell>
              <table:table-cell office:value-type="float" office:value="-6.77815">
                <text:p>-6.77815</text:p>
              </table:table-cell>
              <table:table-cell office:value-type="float" office:value="-6.47712">
                <text:p>-6.47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4.56842">
                <text:p>-4.56842</text:p>
              </table:table-cell>
              <table:table-cell office:value-type="float" office:value="-8.55178">
                <text:p>-8.55178</text:p>
              </table:table-cell>
              <table:table-cell office:value-type="float" office:value="-4.45156">
                <text:p>-4.45156</text:p>
              </table:table-cell>
              <table:table-cell office:value-type="float" office:value="-4.15051">
                <text:p>-4.15051</text:p>
              </table:table-cell>
              <table:table-cell office:value-type="float" office:value="-8.92864">
                <text:p>-8.92864</text:p>
              </table:table-cell>
              <table:table-cell office:value-type="float" office:value="-4.45153">
                <text:p>-4.45153</text:p>
              </table:table-cell>
              <table:table-cell office:value-type="float" office:value="-4.15052">
                <text:p>-4.15052</text:p>
              </table:table-cell>
              <table:table-cell office:value-type="float" office:value="-8.77812">
                <text:p>-8.77812</text:p>
              </table:table-cell>
              <table:table-cell office:value-type="float" office:value="-8.47714">
                <text:p>-8.47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-5.56839">
                <text:p>-5.56839</text:p>
              </table:table-cell>
              <table:table-cell office:value-type="float" office:value="-10.2993">
                <text:p>-10.2993</text:p>
              </table:table-cell>
              <table:table-cell office:value-type="float" office:value="-5.45155">
                <text:p>-5.45155</text:p>
              </table:table-cell>
              <table:table-cell office:value-type="float" office:value="-5.15051">
                <text:p>-5.15051</text:p>
              </table:table-cell>
              <table:table-cell office:value-type="float" office:value="-10.855">
                <text:p>-10.855</text:p>
              </table:table-cell>
              <table:table-cell office:value-type="float" office:value="-5.45154">
                <text:p>-5.45154</text:p>
              </table:table-cell>
              <table:table-cell office:value-type="float" office:value="-5.15052">
                <text:p>-5.15052</text:p>
              </table:table-cell>
              <table:table-cell office:value-type="float" office:value="-10.995">
                <text:p>-10.995</text:p>
              </table:table-cell>
              <table:table-cell office:value-type="float" office:value="-10.3992">
                <text:p>-10.3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-6.56849">
                <text:p>-6.56849</text:p>
              </table:table-cell>
              <table:table-cell office:value-type="float" office:value="-9.85843">
                <text:p>-9.85843</text:p>
              </table:table-cell>
              <table:table-cell office:value-type="float" office:value="-6.45155">
                <text:p>-6.45155</text:p>
              </table:table-cell>
              <table:table-cell office:value-type="float" office:value="-6.15055">
                <text:p>-6.15055</text:p>
              </table:table-cell>
              <table:table-cell office:value-type="float" office:value="-11.5434">
                <text:p>-11.5434</text:p>
              </table:table-cell>
              <table:table-cell office:value-type="float" office:value="-6.45155">
                <text:p>-6.45155</text:p>
              </table:table-cell>
              <table:table-cell office:value-type="float" office:value="-6.15052">
                <text:p>-6.15052</text:p>
              </table:table-cell>
              <table:table-cell office:value-type="float" office:value="-10.0839">
                <text:p>-10.0839</text:p>
              </table:table-cell>
              <table:table-cell office:value-type="float" office:value="-10.0865">
                <text:p>-10.0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-7.55189">
                <text:p>-7.55189</text:p>
              </table:table-cell>
              <table:table-cell office:value-type="float" office:value="-8.84901">
                <text:p>-8.84901</text:p>
              </table:table-cell>
              <table:table-cell office:value-type="float" office:value="-7.45288">
                <text:p>-7.45288</text:p>
              </table:table-cell>
              <table:table-cell office:value-type="float" office:value="-7.13999">
                <text:p>-7.13999</text:p>
              </table:table-cell>
              <table:table-cell office:value-type="float" office:value="-9.5522">
                <text:p>-9.5522</text:p>
              </table:table-cell>
              <table:table-cell office:value-type="float" office:value="-7.44603">
                <text:p>-7.44603</text:p>
              </table:table-cell>
              <table:table-cell office:value-type="float" office:value="-7.14337">
                <text:p>-7.14337</text:p>
              </table:table-cell>
              <table:table-cell office:value-type="float" office:value="-9.23369">
                <text:p>-9.23369</text:p>
              </table:table-cell>
              <table:table-cell office:value-type="float" office:value="-9.23368">
                <text:p>-9.23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-8.51926">
                <text:p>-8.51926</text:p>
              </table:table-cell>
              <table:table-cell office:value-type="float" office:value="-8.51926">
                <text:p>-8.51926</text:p>
              </table:table-cell>
              <table:table-cell office:value-type="float" office:value="-7.84917">
                <text:p>-7.84917</text:p>
              </table:table-cell>
              <table:table-cell office:value-type="float" office:value="-8.0941">
                <text:p>-8.0941</text:p>
              </table:table-cell>
              <table:table-cell office:value-type="float" office:value="-8.51566">
                <text:p>-8.51566</text:p>
              </table:table-cell>
              <table:table-cell office:value-type="float" office:value="-8.0941">
                <text:p>-8.0941</text:p>
              </table:table-cell>
              <table:table-cell office:value-type="float" office:value="-7.51137">
                <text:p>-7.51137</text:p>
              </table:table-cell>
              <table:table-cell office:value-type="float" office:value="-8.21628">
                <text:p>-8.21628</text:p>
              </table:table-cell>
              <table:table-cell office:value-type="float" office:value="-8.21628">
                <text:p>-8.21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6.88538">
                <text:p>-6.88538</text:p>
              </table:table-cell>
              <table:table-cell office:value-type="float" office:value="-6.88538">
                <text:p>-6.88538</text:p>
              </table:table-cell>
              <table:table-cell office:value-type="float" office:value="-7.43941">
                <text:p>-7.43941</text:p>
              </table:table-cell>
              <table:table-cell office:value-type="float" office:value="-6.73122">
                <text:p>-6.73122</text:p>
              </table:table-cell>
              <table:table-cell office:value-type="float" office:value="-7.71774">
                <text:p>-7.71774</text:p>
              </table:table-cell>
              <table:table-cell office:value-type="float" office:value="-7.12688">
                <text:p>-7.12688</text:p>
              </table:table-cell>
              <table:table-cell office:value-type="float" office:value="-7.43941">
                <text:p>-7.43941</text:p>
              </table:table-cell>
              <table:table-cell office:value-type="float" office:value="-7.08228">
                <text:p>-7.08228</text:p>
              </table:table-cell>
              <table:table-cell office:value-type="float" office:value="-7.08228">
                <text:p>-7.08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6.45315">
                <text:p>-6.45315</text:p>
              </table:table-cell>
              <table:table-cell office:value-type="float" office:value="-6.45315">
                <text:p>-6.45315</text:p>
              </table:table-cell>
              <table:table-cell office:value-type="float" office:value="-6.73122">
                <text:p>-6.73122</text:p>
              </table:table-cell>
              <table:table-cell office:value-type="float" office:value="-5.88742">
                <text:p>-5.88742</text:p>
              </table:table-cell>
              <table:table-cell office:value-type="float" office:value="-6.73122">
                <text:p>-6.73122</text:p>
              </table:table-cell>
              <table:table-cell office:value-type="float" office:value="-6.73122">
                <text:p>-6.73122</text:p>
              </table:table-cell>
              <table:table-cell office:value-type="float" office:value="-6.73122">
                <text:p>-6.73122</text:p>
              </table:table-cell>
              <table:table-cell office:value-type="float" office:value="-7.08228">
                <text:p>-7.08228</text:p>
              </table:table-cell>
              <table:table-cell office:value-type="float" office:value="-7.08228">
                <text:p>-7.08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6.45315">
                <text:p>-6.45315</text:p>
              </table:table-cell>
              <table:table-cell office:value-type="float" office:value="-6.45315">
                <text:p>-6.45315</text:p>
              </table:table-cell>
              <table:table-cell office:value-type="float" office:value="-5.2704">
                <text:p>-5.2704</text:p>
              </table:table-cell>
              <table:table-cell office:value-type="float" office:value="-5.24133">
                <text:p>-5.24133</text:p>
              </table:table-cell>
              <table:table-cell office:value-type="float" office:value="-6.73122">
                <text:p>-6.73122</text:p>
              </table:table-cell>
              <table:table-cell office:value-type="float" office:value="-5.24133">
                <text:p>-5.24133</text:p>
              </table:table-cell>
              <table:table-cell office:value-type="float" office:value="-6.73122">
                <text:p>-6.73122</text:p>
              </table:table-cell>
              <table:table-cell office:value-type="float" office:value="-7.08228">
                <text:p>-7.08228</text:p>
              </table:table-cell>
              <table:table-cell office:value-type="float" office:value="-7.08228">
                <text:p>-7.08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">
                <text:p>-12</text:p>
              </table:table-cell>
              <table:table-cell office:value-type="float" office:value="-4.10753">
                <text:p>-4.10753</text:p>
              </table:table-cell>
              <table:table-cell office:value-type="float" office:value="-4.10753">
                <text:p>-4.10753</text:p>
              </table:table-cell>
              <table:table-cell office:value-type="float" office:value="-5.24133">
                <text:p>-5.24133</text:p>
              </table:table-cell>
              <table:table-cell office:value-type="float" office:value="-3.93271">
                <text:p>-3.93271</text:p>
              </table:table-cell>
              <table:table-cell office:value-type="float" office:value="-5.24133">
                <text:p>-5.24133</text:p>
              </table:table-cell>
              <table:table-cell office:value-type="float" office:value="-5.24133">
                <text:p>-5.24133</text:p>
              </table:table-cell>
              <table:table-cell office:value-type="float" office:value="-5.24133">
                <text:p>-5.24133</text:p>
              </table:table-cell>
              <table:table-cell office:value-type="float" office:value="-4.0511">
                <text:p>-4.0511</text:p>
              </table:table-cell>
              <table:table-cell office:value-type="float" office:value="-4.0511">
                <text:p>-4.0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-4.10753">
                <text:p>-4.10753</text:p>
              </table:table-cell>
              <table:table-cell office:value-type="float" office:value="-4.10753">
                <text:p>-4.10753</text:p>
              </table:table-cell>
              <table:table-cell office:value-type="float" office:value="-3.97763">
                <text:p>-3.97763</text:p>
              </table:table-cell>
              <table:table-cell office:value-type="float" office:value="-2.91524">
                <text:p>-2.91524</text:p>
              </table:table-cell>
              <table:table-cell office:value-type="float" office:value="-3.97763">
                <text:p>-3.97763</text:p>
              </table:table-cell>
              <table:table-cell office:value-type="float" office:value="-3.97763">
                <text:p>-3.97763</text:p>
              </table:table-cell>
              <table:table-cell office:value-type="float" office:value="-3.97763">
                <text:p>-3.97763</text:p>
              </table:table-cell>
              <table:table-cell office:value-type="float" office:value="-3.0973">
                <text:p>-3.0973</text:p>
              </table:table-cell>
              <table:table-cell office:value-type="float" office:value="-3.0973">
                <text:p>-3.0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">
                <text:p>-14</text:p>
              </table:table-cell>
              <table:table-cell office:value-type="float" office:value="-2.63855">
                <text:p>-2.63855</text:p>
              </table:table-cell>
              <table:table-cell office:value-type="float" office:value="-2.63855">
                <text:p>-2.63855</text:p>
              </table:table-cell>
              <table:table-cell office:value-type="float" office:value="-2.46395">
                <text:p>-2.46395</text:p>
              </table:table-cell>
              <table:table-cell office:value-type="float" office:value="-1.72657">
                <text:p>-1.72657</text:p>
              </table:table-cell>
              <table:table-cell office:value-type="float" office:value="-2.67466">
                <text:p>-2.67466</text:p>
              </table:table-cell>
              <table:table-cell office:value-type="float" office:value="-2.11542">
                <text:p>-2.11542</text:p>
              </table:table-cell>
              <table:table-cell office:value-type="float" office:value="-2.46395">
                <text:p>-2.46395</text:p>
              </table:table-cell>
              <table:table-cell office:value-type="float" office:value="-3.0973">
                <text:p>-3.0973</text:p>
              </table:table-cell>
              <table:table-cell office:value-type="float" office:value="-3.0973">
                <text:p>-3.0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-0.802086">
                <text:p>-0.802086</text:p>
              </table:table-cell>
              <table:table-cell office:value-type="float" office:value="-0.570648">
                <text:p>-0.570648</text:p>
              </table:table-cell>
              <table:table-cell office:value-type="float" office:value="-1.1546">
                <text:p>-1.1546</text:p>
              </table:table-cell>
              <table:table-cell office:value-type="float" office:value="-0.580015">
                <text:p>-0.580015</text:p>
              </table:table-cell>
              <table:table-cell office:value-type="float" office:value="-1.83749">
                <text:p>-1.83749</text:p>
              </table:table-cell>
              <table:table-cell office:value-type="float" office:value="-1.3875">
                <text:p>-1.3875</text:p>
              </table:table-cell>
              <table:table-cell office:value-type="float" office:value="-0.626017">
                <text:p>-0.626017</text:p>
              </table:table-cell>
              <table:table-cell office:value-type="float" office:value="-0.957728">
                <text:p>-0.957728</text:p>
              </table:table-cell>
              <table:table-cell office:value-type="float" office:value="-0.957728">
                <text:p>-0.95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-0.0749609">
                <text:p>-0.0749609</text:p>
              </table:table-cell>
              <table:table-cell office:value-type="float" office:value="-0.0749609">
                <text:p>-0.0749609</text:p>
              </table:table-cell>
              <table:table-cell office:value-type="float" office:value="-0.39457">
                <text:p>-0.39457</text:p>
              </table:table-cell>
              <table:table-cell office:value-type="float" office:value="-0.150515">
                <text:p>-0.150515</text:p>
              </table:table-cell>
              <table:table-cell office:value-type="float" office:value="-0.81817">
                <text:p>-0.81817</text:p>
              </table:table-cell>
              <table:table-cell office:value-type="float" office:value="-0.150515">
                <text:p>-0.150515</text:p>
              </table:table-cell>
              <table:table-cell office:value-type="float" office:value="-0.0185313">
                <text:p>-0.0185313</text:p>
              </table:table-cell>
              <table:table-cell office:value-type="float" office:value="0">
                <text:p>0</text:p>
              </table:table-cell>
              <table:table-cell office:value-type="float" office:value="-4.82164E-017">
                <text:p>-4.82164E-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20" chart:maximum="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931cm" svg:height="20.457cm" xlink:href=".." xlink:type="simple" chart:class="chart:scatter" chart:style-name="ch1">
        <chart:legend chart:legend-position="end" svg:x="21.211cm" svg:y="7.82cm" style:legend-expansion="high" chart:style-name="ch2"/>
        <chart:plot-area chart:style-name="ch3" table:cell-range-address="float.B4:float.K19 float.C1:float.K3" chart:data-source-has-labels="row" svg:x="1.616cm" svg:y="1.771cm" svg:width="18.439cm" svg:height="17.269cm">
          <chartooo:coordinate-region svg:x="1.709cm" svg:y="1.983cm" svg:width="18.199cm" svg:height="16.845cm"/>
          <chart:axis chart:dimension="x" chart:name="primary-x" chart:style-name="ch4">
            <chart:title svg:x="10.169cm" svg:y="19.45cm" chart:style-name="ch5">
              <text:p>log10(h)</text:p>
            </chart:title>
            <chart:grid chart:style-name="ch6" chart:class="major"/>
          </chart:axis>
          <chart:axis chart:dimension="y" chart:name="primary-y" chart:style-name="ch7">
            <chart:title svg:x="0.451cm" svg:y="11.732cm" chart:style-name="ch8">
              <text:p>błąd bezwzględny</text:p>
            </chart:title>
            <chart:grid chart:style-name="ch6" chart:class="major"/>
          </chart:axis>
          <chart:series chart:style-name="ch9" chart:values-cell-range-address="float.C4:float.C19" chart:label-cell-address="float.C1:float.C3" chart:class="chart:scatter">
            <chart:domain table:cell-range-address="float.B4:float.B19"/>
            <chart:data-point chart:repeated="16"/>
          </chart:series>
          <chart:series chart:style-name="ch10" chart:values-cell-range-address="float.D4:float.D19" chart:label-cell-address="float.D1:float.D3" chart:class="chart:scatter">
            <chart:data-point chart:repeated="16"/>
          </chart:series>
          <chart:series chart:style-name="ch11" chart:values-cell-range-address="float.E4:float.E19" chart:label-cell-address="float.E1:float.E3" chart:class="chart:scatter">
            <chart:data-point chart:repeated="16"/>
          </chart:series>
          <chart:series chart:style-name="ch12" chart:values-cell-range-address="float.F4:float.F19" chart:label-cell-address="float.F1:float.F3" chart:class="chart:scatter">
            <chart:data-point chart:repeated="16"/>
          </chart:series>
          <chart:series chart:style-name="ch13" chart:values-cell-range-address="float.G4:float.G19" chart:label-cell-address="float.G1:float.G3" chart:class="chart:scatter">
            <chart:data-point chart:repeated="16"/>
          </chart:series>
          <chart:series chart:style-name="ch14" chart:values-cell-range-address="float.H4:float.H19" chart:label-cell-address="float.H1:float.H3" chart:class="chart:scatter">
            <chart:data-point chart:repeated="16"/>
          </chart:series>
          <chart:series chart:style-name="ch15" chart:values-cell-range-address="float.I4:float.I19" chart:label-cell-address="float.I1:float.I3" chart:class="chart:scatter">
            <chart:data-point chart:repeated="16"/>
          </chart:series>
          <chart:series chart:style-name="ch16" chart:values-cell-range-address="float.J4:float.J19" chart:label-cell-address="float.J1:float.J3" chart:class="chart:scatter">
            <chart:data-point chart:repeated="16"/>
          </chart:series>
          <chart:series chart:style-name="ch17" chart:values-cell-range-address="float.K4:float.K19" chart:label-cell-address="float.K1:float.K3" chart:class="chart:scatter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x=0 różnica progresywna dwupunktowa</text:p>
                <text:list>
                  <text:list-item>
                    <text:p>x=0</text:p>
                  </text:list-item>
                  <text:list-item>
                    <text:p>różnica progresywna</text:p>
                  </text:list-item>
                  <text:list-item>
                    <text:p>dwupunktowa</text:p>
                  </text:list-item>
                </text:list>
                <draw:g>
                  <svg:desc>float.C1:float.C3</svg:desc>
                </draw:g>
              </table:table-cell>
              <table:table-cell office:value-type="string">
                <text:p>x=0 różnica progresywna trzypunktowa</text:p>
                <text:list>
                  <text:list-item>
                    <text:p>x=0</text:p>
                  </text:list-item>
                  <text:list-item>
                    <text:p>różnica progresywna</text:p>
                  </text:list-item>
                  <text:list-item>
                    <text:p>trzypunktowa</text:p>
                  </text:list-item>
                </text:list>
                <draw:g>
                  <svg:desc>float.D1:float.D3</svg:desc>
                </draw:g>
              </table:table-cell>
              <table:table-cell office:value-type="string">
                <text:p>x=pi/4 różnica progresywna dwupunktowa</text:p>
                <text:list>
                  <text:list-item>
                    <text:p>x=pi/4</text:p>
                  </text:list-item>
                  <text:list-item>
                    <text:p>różnica progresywna</text:p>
                  </text:list-item>
                  <text:list-item>
                    <text:p>dwupunktowa</text:p>
                  </text:list-item>
                </text:list>
                <draw:g>
                  <svg:desc>float.E1:float.E3</svg:desc>
                </draw:g>
              </table:table-cell>
              <table:table-cell office:value-type="string">
                <text:p>x=pi/4 różnica progresywna trzypunktowa</text:p>
                <text:list>
                  <text:list-item>
                    <text:p>x=pi/4</text:p>
                  </text:list-item>
                  <text:list-item>
                    <text:p>różnica progresywna</text:p>
                  </text:list-item>
                  <text:list-item>
                    <text:p>trzypunktowa</text:p>
                  </text:list-item>
                </text:list>
                <draw:g>
                  <svg:desc>float.F1:float.F3</svg:desc>
                </draw:g>
              </table:table-cell>
              <table:table-cell office:value-type="string">
                <text:p>x=pi/4 różnica centralna dwupunktowa</text:p>
                <text:list>
                  <text:list-item>
                    <text:p>x=pi/4</text:p>
                  </text:list-item>
                  <text:list-item>
                    <text:p>różnica centralna</text:p>
                  </text:list-item>
                  <text:list-item>
                    <text:p>dwupunktowa</text:p>
                  </text:list-item>
                </text:list>
                <draw:g>
                  <svg:desc>float.G1:float.G3</svg:desc>
                </draw:g>
              </table:table-cell>
              <table:table-cell office:value-type="string">
                <text:p>x=pi/4 różnica wsteczna dwupunktowa</text:p>
                <text:list>
                  <text:list-item>
                    <text:p>x=pi/4</text:p>
                  </text:list-item>
                  <text:list-item>
                    <text:p>różnica wsteczna</text:p>
                  </text:list-item>
                  <text:list-item>
                    <text:p>dwupunktowa</text:p>
                  </text:list-item>
                </text:list>
                <draw:g>
                  <svg:desc>float.H1:float.H3</svg:desc>
                </draw:g>
              </table:table-cell>
              <table:table-cell office:value-type="string">
                <text:p>x=pi/4 różnica wsteczna trzypunktowa</text:p>
                <text:list>
                  <text:list-item>
                    <text:p>x=pi/4</text:p>
                  </text:list-item>
                  <text:list-item>
                    <text:p>różnica wsteczna</text:p>
                  </text:list-item>
                  <text:list-item>
                    <text:p>trzypunktowa</text:p>
                  </text:list-item>
                </text:list>
                <draw:g>
                  <svg:desc>float.I1:float.I3</svg:desc>
                </draw:g>
              </table:table-cell>
              <table:table-cell office:value-type="string">
                <text:p>x=pi/2 różnica wsteczna dwupunktowa</text:p>
                <text:list>
                  <text:list-item>
                    <text:p>x=pi/2</text:p>
                  </text:list-item>
                  <text:list-item>
                    <text:p>różnica wsteczna</text:p>
                  </text:list-item>
                  <text:list-item>
                    <text:p>dwupunktowa</text:p>
                  </text:list-item>
                </text:list>
                <draw:g>
                  <svg:desc>float.J1:float.J3</svg:desc>
                </draw:g>
              </table:table-cell>
              <table:table-cell office:value-type="string">
                <text:p>x=pi/2 różnica wsteczna trzypunktowa</text:p>
                <text:list>
                  <text:list-item>
                    <text:p>x=pi/2</text:p>
                  </text:list-item>
                  <text:list-item>
                    <text:p>różnica wsteczna</text:p>
                  </text:list-item>
                  <text:list-item>
                    <text:p>trzypunktowa</text:p>
                  </text:list-item>
                </text:list>
                <draw:g>
                  <svg:desc>float.K1:float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float.B4:float.B19</svg:desc>
                </draw:g>
              </table:table-cell>
              <table:table-cell office:value-type="float" office:value="-1.59191">
                <text:p>-1.59191</text:p>
                <draw:g>
                  <svg:desc>float.C4:float.C19</svg:desc>
                </draw:g>
              </table:table-cell>
              <table:table-cell office:value-type="float" office:value="-2.53311">
                <text:p>-2.53311</text:p>
                <draw:g>
                  <svg:desc>float.D4:float.D19</svg:desc>
                </draw:g>
              </table:table-cell>
              <table:table-cell office:value-type="float" office:value="-1.46664">
                <text:p>-1.46664</text:p>
                <draw:g>
                  <svg:desc>float.E4:float.E19</svg:desc>
                </draw:g>
              </table:table-cell>
              <table:table-cell office:value-type="float" office:value="-1.1437">
                <text:p>-1.1437</text:p>
                <draw:g>
                  <svg:desc>float.F4:float.F19</svg:desc>
                </draw:g>
              </table:table-cell>
              <table:table-cell office:value-type="float" office:value="-2.92887">
                <text:p>-2.92887</text:p>
                <draw:g>
                  <svg:desc>float.G4:float.G19</svg:desc>
                </draw:g>
              </table:table-cell>
              <table:table-cell office:value-type="float" office:value="-1.43766">
                <text:p>-1.43766</text:p>
                <draw:g>
                  <svg:desc>float.H4:float.H19</svg:desc>
                </draw:g>
              </table:table-cell>
              <table:table-cell office:value-type="float" office:value="-1.15818">
                <text:p>-1.15818</text:p>
                <draw:g>
                  <svg:desc>float.I4:float.I19</svg:desc>
                </draw:g>
              </table:table-cell>
              <table:table-cell office:value-type="float" office:value="-2.77843">
                <text:p>-2.77843</text:p>
                <draw:g>
                  <svg:desc>float.J4:float.J19</svg:desc>
                </draw:g>
              </table:table-cell>
              <table:table-cell office:value-type="float" office:value="-2.47862">
                <text:p>-2.47862</text:p>
                <draw:g>
                  <svg:desc>float.K4:float.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2.57093">
                <text:p>-2.57093</text:p>
              </table:table-cell>
              <table:table-cell office:value-type="float" office:value="-4.56196">
                <text:p>-4.56196</text:p>
              </table:table-cell>
              <table:table-cell office:value-type="float" office:value="-2.45301">
                <text:p>-2.45301</text:p>
              </table:table-cell>
              <table:table-cell office:value-type="float" office:value="-2.15033">
                <text:p>-2.15033</text:p>
              </table:table-cell>
              <table:table-cell office:value-type="float" office:value="-4.96227">
                <text:p>-4.96227</text:p>
              </table:table-cell>
              <table:table-cell office:value-type="float" office:value="-2.45033">
                <text:p>-2.45033</text:p>
              </table:table-cell>
              <table:table-cell office:value-type="float" office:value="-2.15112">
                <text:p>-2.15112</text:p>
              </table:table-cell>
              <table:table-cell office:value-type="float" office:value="-4.7549">
                <text:p>-4.7549</text:p>
              </table:table-cell>
              <table:table-cell office:value-type="float" office:value="-4.49072">
                <text:p>-4.49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3.57529">
                <text:p>-3.57529</text:p>
              </table:table-cell>
              <table:table-cell office:value-type="float" office:value="-4.49313">
                <text:p>-4.49313</text:p>
              </table:table-cell>
              <table:table-cell office:value-type="float" office:value="-3.46748">
                <text:p>-3.46748</text:p>
              </table:table-cell>
              <table:table-cell office:value-type="float" office:value="-3.10146">
                <text:p>-3.10146</text:p>
              </table:table-cell>
              <table:table-cell office:value-type="float" office:value="-4.77447">
                <text:p>-4.77447</text:p>
              </table:table-cell>
              <table:table-cell office:value-type="float" office:value="-3.42662">
                <text:p>-3.42662</text:p>
              </table:table-cell>
              <table:table-cell office:value-type="float" office:value="-3.1203">
                <text:p>-3.1203</text:p>
              </table:table-cell>
              <table:table-cell office:value-type="float" office:value="-4.33151">
                <text:p>-4.33151</text:p>
              </table:table-cell>
              <table:table-cell office:value-type="float" office:value="-4.32599">
                <text:p>-4.32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3.83361">
                <text:p>-3.83361</text:p>
              </table:table-cell>
              <table:table-cell office:value-type="float" office:value="-3.83361">
                <text:p>-3.83361</text:p>
              </table:table-cell>
              <table:table-cell office:value-type="float" office:value="-3.39748">
                <text:p>-3.39748</text:p>
              </table:table-cell>
              <table:table-cell office:value-type="float" office:value="-3.70858">
                <text:p>-3.70858</text:p>
              </table:table-cell>
              <table:table-cell office:value-type="float" office:value="-3.9897">
                <text:p>-3.9897</text:p>
              </table:table-cell>
              <table:table-cell office:value-type="float" office:value="-3.70858">
                <text:p>-3.70858</text:p>
              </table:table-cell>
              <table:table-cell office:value-type="float" office:value="-3.15587">
                <text:p>-3.15587</text:p>
              </table:table-cell>
              <table:table-cell office:value-type="float" office:value="-3.77974">
                <text:p>-3.77974</text:p>
              </table:table-cell>
              <table:table-cell office:value-type="float" office:value="-3.77974">
                <text:p>-3.77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-2.98074">
                <text:p>-2.98074</text:p>
              </table:table-cell>
              <table:table-cell office:value-type="float" office:value="-2.98074">
                <text:p>-2.98074</text:p>
              </table:table-cell>
              <table:table-cell office:value-type="float" office:value="-2.65984">
                <text:p>-2.65984</text:p>
              </table:table-cell>
              <table:table-cell office:value-type="float" office:value="-2.08889">
                <text:p>-2.08889</text:p>
              </table:table-cell>
              <table:table-cell office:value-type="float" office:value="-2.65984">
                <text:p>-2.65984</text:p>
              </table:table-cell>
              <table:table-cell office:value-type="float" office:value="-2.65984">
                <text:p>-2.65984</text:p>
              </table:table-cell>
              <table:table-cell office:value-type="float" office:value="-2.65984">
                <text:p>-2.65984</text:p>
              </table:table-cell>
              <table:table-cell office:value-type="float" office:value="-2.86705">
                <text:p>-2.86705</text:p>
              </table:table-cell>
              <table:table-cell office:value-type="float" office:value="-2.86701">
                <text:p>-2.86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-1.17646">
                <text:p>-1.17646</text:p>
              </table:table-cell>
              <table:table-cell office:value-type="float" office:value="-1.17646">
                <text:p>-1.17646</text:p>
              </table:table-cell>
              <table:table-cell office:value-type="float" office:value="-2.08889">
                <text:p>-2.08889</text:p>
              </table:table-cell>
              <table:table-cell office:value-type="float" office:value="-2.08889">
                <text:p>-2.08889</text:p>
              </table:table-cell>
              <table:table-cell office:value-type="float" office:value="-2.08889">
                <text:p>-2.08889</text:p>
              </table:table-cell>
              <table:table-cell office:value-type="float" office:value="-2.08889">
                <text:p>-2.08889</text:p>
              </table:table-cell>
              <table:table-cell office:value-type="float" office:value="-1.42077">
                <text:p>-1.42077</text:p>
              </table:table-cell>
              <table:table-cell office:value-type="float" office:value="-1.33418">
                <text:p>-1.33418</text:p>
              </table:table-cell>
              <table:table-cell office:value-type="float" office:value="-1.33418">
                <text:p>-1.33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-0.610082">
                <text:p>-0.610082</text:p>
              </table:table-cell>
              <table:table-cell office:value-type="float" office:value="-0.0749609">
                <text:p>-0.0749609</text:p>
              </table:table-cell>
              <table:table-cell office:value-type="float" office:value="-0.954441">
                <text:p>-0.954441</text:p>
              </table:table-cell>
              <table:table-cell office:value-type="float" office:value="-0.314271">
                <text:p>-0.314271</text:p>
              </table:table-cell>
              <table:table-cell office:value-type="float" office:value="-0.954441">
                <text:p>-0.954441</text:p>
              </table:table-cell>
              <table:table-cell office:value-type="float" office:value="-0.954441">
                <text:p>-0.954441</text:p>
              </table:table-cell>
              <table:table-cell office:value-type="float" office:value="-0.150515">
                <text:p>-0.150515</text:p>
              </table:table-cell>
              <table:table-cell office:value-type="float" office:value="-0.716488">
                <text:p>-0.716488</text:p>
              </table:table-cell>
              <table:table-cell office:value-type="float" office:value="-0.716488">
                <text:p>-0.716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